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6.99mm"/>
    </style:style>
    <style:style style:name="co4" style:family="table-column">
      <style:table-column-properties fo:break-before="auto" style:column-width="36.39mm"/>
    </style:style>
    <style:style style:name="co5" style:family="table-column">
      <style:table-column-properties fo:break-before="auto" style:column-width="101.3mm"/>
    </style:style>
    <style:style style:name="ro1" style:family="table-row">
      <style:table-row-properties style:row-height="9.1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17mm" fo:break-before="auto" style:use-optimal-row-height="false"/>
    </style:style>
    <style:style style:name="ro4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23.02mm" fo:break-before="auto" style:use-optimal-row-height="true"/>
    </style:style>
    <style:style style:name="ro6" style:family="table-row">
      <style:table-row-properties style:row-height="36.51mm" fo:break-before="auto" style:use-optimal-row-height="true"/>
    </style:style>
    <style:style style:name="ro7" style:family="table-row">
      <style:table-row-properties style:row-height="18.52mm" fo:break-before="auto" style:use-optimal-row-height="true"/>
    </style:style>
    <style:style style:name="ro8" style:family="table-row">
      <style:table-row-properties style:row-height="14.02mm" fo:break-before="auto" style:use-optimal-row-height="true"/>
    </style:style>
    <style:style style:name="ro9" style:family="table-row">
      <style:table-row-properties style:row-height="27.52mm" fo:break-before="auto" style:use-optimal-row-height="true"/>
    </style:style>
    <style:style style:name="ro10" style:family="table-row">
      <style:table-row-properties style:row-height="54.22mm" fo:break-before="auto" style:use-optimal-row-height="true"/>
    </style:style>
    <style:style style:name="ro11" style:family="table-row">
      <style:table-row-properties style:row-height="36.32mm" fo:break-before="auto" style:use-optimal-row-height="true"/>
    </style:style>
    <style:style style:name="ro12" style:family="table-row">
      <style:table-row-properties style:row-height="54.5mm" fo:break-before="auto" style:use-optimal-row-height="true"/>
    </style:style>
    <style:style style:name="ro13" style:family="table-row">
      <style:table-row-properties style:row-height="18.42mm" fo:break-before="auto" style:use-optimal-row-height="true"/>
    </style:style>
    <style:style style:name="ro14" style:family="table-row">
      <style:table-row-properties style:row-height="13.95mm" fo:break-before="auto" style:use-optimal-row-height="true"/>
    </style:style>
    <style:style style:name="ro15" style:family="table-row">
      <style:table-row-properties style:row-height="153.46mm" fo:break-before="auto" style:use-optimal-row-height="true"/>
    </style:style>
    <style:style style:name="ro16" style:family="table-row">
      <style:table-row-properties style:row-height="139.96mm" fo:break-before="auto" style:use-optimal-row-height="true"/>
    </style:style>
    <style:style style:name="ro17" style:family="table-row">
      <style:table-row-properties style:row-height="153.81mm" fo:break-before="auto" style:use-optimal-row-height="true"/>
    </style:style>
    <style:style style:name="ro18" style:family="table-row">
      <style:table-row-properties style:row-height="68.09mm" fo:break-before="auto" style:use-optimal-row-height="true"/>
    </style:style>
    <style:style style:name="ro19" style:family="table-row">
      <style:table-row-properties style:row-height="18.7mm" fo:break-before="auto" style:use-optimal-row-height="true"/>
    </style:style>
    <style:style style:name="ro20" style:family="table-row">
      <style:table-row-properties style:row-height="31.84mm" fo:break-before="auto" style:use-optimal-row-height="true"/>
    </style:style>
    <style:style style:name="ro21" style:family="table-row">
      <style:table-row-properties style:row-height="59.27mm" fo:break-before="auto" style:use-optimal-row-height="true"/>
    </style:style>
    <style:style style:name="ro2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adc5e7"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e181e"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font-name-asian="Noto Sans CJK SC" style:font-name="Liberation Sans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8" style:family="text">
      <style:text-properties style:font-name-asian="Noto Sans CJK SC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-asian="Noto Sans CJK SC" style:font-name="Liberation Sans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font-name="Liberation Sans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30"/>
        <table:table-column table:style-name="co2" table:number-columns-repeated="1015" table:default-cell-style-name="ce2"/>
        <table:table-column table:style-name="co2" table:default-cell-style-name="ce12"/>
        <table:table-row table:style-name="ro1">
          <table:table-cell table:style-name="ce1" office:value-type="string" calcext:value-type="string" table:number-columns-spanned="7" table:number-rows-spanned="1">
            <text:p>Guidelines API</text:p>
          </table:table-cell>
          <table:covered-table-cell table:style-name="ce6"/>
          <table:covered-table-cell table:number-columns-repeated="4" table:style-name="ce21"/>
          <table:covered-table-cell table:style-name="ce29"/>
          <table:table-cell table:style-name="ce21" table:number-columns-repeated="1015"/>
          <table:table-cell table:style-name="ce11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Verbe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Auth</text:p>
          </table:table-cell>
          <table:table-cell table:style-name="ce9" office:value-type="string" calcext:value-type="string">
            <text:p>Credential</text:p>
          </table:table-cell>
          <table:table-cell table:style-name="ce3" office:value-type="string" calcext:value-type="string">
            <text:p>Request (body)</text:p>
          </table:table-cell>
          <table:table-cell table:style-name="ce9" office:value-type="string" calcext:value-type="string">
            <text:p>Response (body)</text:p>
          </table:table-cell>
          <table:table-cell table:style-name="ce21" table:number-columns-repeated="1015"/>
          <table:table-cell table:style-name="ce11"/>
        </table:table-row>
        <table:table-row table:style-name="ro4">
          <table:table-cell table:style-name="ce4" office:value-type="string" calcext:value-type="string" table:number-columns-spanned="7" table:number-rows-spanned="1">
            <text:p>Utilisateurs</text:p>
          </table:table-cell>
          <table:covered-table-cell table:number-columns-repeated="5" table:style-name="ce7"/>
          <table:covered-table-cell table:style-name="ce31"/>
          <table:table-cell table:number-columns-repeated="1016"/>
        </table:table-row>
        <table:table-row table:style-name="ro5">
          <table:table-cell table:style-name="ce16" office:value-type="string" calcext:value-type="string">
            <text:p>Création d’un nouvel l’utilisateur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user/new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{</text:p>
            <text:p><text:span text:style-name="T1">   "name"</text:span>: String,</text:p>
            <text:p><text:span text:style-name="T1">   "email"</text:span>: String,</text:p>
            <text:p><text:span text:style-name="T1">   "password"</text:span>: String</text:p>
            <text:p>}</text:p>
          </table:table-cell>
          <table:table-cell table:style-name="ce26" office:value-type="string" calcext:value-type="string">
            <text:p>{</text:p>
            <text:p>    "message": String</text:p>
            <text:p>}</text:p>
          </table:table-cell>
          <table:table-cell table:number-columns-repeated="1016"/>
        </table:table-row>
        <table:table-row table:style-name="ro6">
          <table:table-cell table:style-name="ce16" office:value-type="string" calcext:value-type="string">
            <text:p>Login d’un utilisateur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user/login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<text:span text:style-name="T1">{</text:span></text:p>
            <text:p><text:span text:style-name="T1">   "email": String,</text:span></text:p>
            <text:p><text:span text:style-name="T1">   "password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,</text:span></text:p>
            <text:p><text:span text:style-name="T1">    "userId": Number,</text:span></text:p>
            <text:p><text:span text:style-name="T1">    "name": String,</text:span></text:p>
            <text:p><text:span text:style-name="T1">    "pictureUrl": String,</text:span></text:p>
            <text:p><text:span text:style-name="T1">    "isAdmin": Number (0 ou 1)</text:span></text:p>
            <text:p><text:span text:style-name="T1">}</text:span></text:p>
            <text:p><text:span text:style-name="T3">+ cookie avec JWT crypté</text:span></text:p>
          </table:table-cell>
          <table:table-cell table:number-columns-repeated="1016"/>
        </table:table-row>
        <table:table-row table:style-name="ro7">
          <table:table-cell table:style-name="ce16" office:value-type="string" calcext:value-type="string">
            <text:p>Logout d’un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logout</text:p>
          </table:table-cell>
          <table:table-cell table:style-name="ce16" office:value-type="string" calcext:value-type="string">
            <text:p>non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3">{</text:span></text:p>
            <text:p><text:span text:style-name="T4">   "message"</text:span><text:span text:style-name="T5">: String</text:span></text:p>
            <text:p><text:span text:style-name="T3">}</text:span></text:p>
            <text:p><text:span text:style-name="T3">+ suppression cookie</text:span></text:p>
          </table:table-cell>
          <table:table-cell table:number-columns-repeated="1016"/>
        </table:table-row>
        <table:table-row table:style-name="ro8">
          <table:table-cell table:style-name="ce16" office:value-type="string" calcext:value-type="string">
            <text:p>Vérifie l’authentification d’un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isauth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Rien dans le body mais<text:span text:style-name="T1"> cookie avec JWT crypté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9">
          <table:table-cell table:style-name="ce26" office:value-type="string" calcext:value-type="string">
            <text:p>Récupère les infos basiques d’un utilisateur avec le cookie d’authentification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currentuser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Rien dans le body mais<text:span text:style-name="T1"> cookie avec JWT crypté</text:span></text:p>
          </table:table-cell>
          <table:table-cell table:style-name="ce26" office:value-type="string" calcext:value-type="string">
            <text:p><text:span text:style-name="T3">{</text:span></text:p>
            <text:p><text:span text:style-name="T3">    "userId": Number,</text:span></text:p>
            <text:p><text:span text:style-name="T3">    "name": String,</text:span></text:p>
            <text:p><text:span text:style-name="T3">    "pictureUrl": String,</text:span></text:p>
            <text:p><text:span text:style-name="T1">    "isAdmin": Number (0 ou 1)</text:span></text:p>
            <text:p><text:span text:style-name="T3">}</text:span>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>
            <text:p>Afficher tous les utilisateur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users": [</text:span></text:p>
            <text:p><text:span text:style-name="T1">        {</text:span></text:p>
            <text:p><text:span text:style-name="T1">            "id": Number,</text:span></text:p>
            <text:p><text:span text:style-name="T1">            "name": String,</text:span></text:p>
            <text:p><text:span text:style-name="T1">            "pictureurl": String ou null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1">
          <table:table-cell table:style-name="ce16" office:value-type="string" calcext:value-type="string">
            <text:p>Afficher 1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:id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{</text:p>
            <text:p>    "id": Number,</text:p>
            <text:p>    "name": String,</text:p>
            <text:p>    "email": String,</text:p>
            <text:p>    "pictureurl": String,</text:p>
            <text:p>    "outline": String,</text:p>
            <text:p>    "isadmin": Number (0 ou 1)</text:p>
            <text:p>}</text:p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>
            <text:p>Recherche d’utilisateurs avec leur nom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search?name=:name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users": [</text:span></text:p>
            <text:p><text:span text:style-name="T1">        {</text:span></text:p>
            <text:p><text:span text:style-name="T1">            "id": Number,</text:span></text:p>
            <text:p><text:span text:style-name="T1">            "name": String,</text:span></text:p>
            <text:p><text:span text:style-name="T1">            "pictureurl": String ou null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3">
          <table:table-cell table:style-name="ce16" office:value-type="string" calcext:value-type="string">
            <text:p>Changer le mot de passe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passwor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{</text:p>
            <text:p>    "oldPassword": String,</text:p>
            <text:p><text:span text:style-name="T1">    "newPassword": String</text:span></text:p>
            <text:p>}</text:p>
          </table:table-cell>
          <table:table-cell table:style-name="ce26" office:value-type="string" calcext:value-type="string">
            <text:p>{</text:p>
            <text:p><text:span text:style-name="T1">    "message": String</text:span></text:p>
            <text:p>}</text:p>
          </table:table-cell>
          <table:table-cell table:number-columns-repeated="1016"/>
        </table:table-row>
        <table:table-row table:style-name="ro7">
          <table:table-cell table:style-name="ce16" office:value-type="string" calcext:value-type="string">
            <text:p>Changer la photo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pictur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<text:span text:style-name="T2">FORMDATA</text:span></text:p>
            <text:p><text:span text:style-name="T1">{</text:span></text:p>
            <text:p><text:span text:style-name="T1">    "image": File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Changer la description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outlin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outline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Donner/Enlever les droits admin à 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admin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admi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isadmin": Number (1=yes, 0=no)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Supprimer un utilisateur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user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Publications</text:p>
          </table:table-cell>
          <table:covered-table-cell table:number-columns-repeated="5" table:style-name="ce7"/>
          <table:covered-table-cell table:style-name="ce31"/>
          <table:table-cell table:number-columns-repeated="1016"/>
        </table:table-row>
        <table:table-row table:style-name="ro5">
          <table:table-cell table:style-name="ce16" office:value-type="string" calcext:value-type="string">
            <text:p>Publication d’un nouveau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pos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2">FORMDATA</text:span></text:p>
            <text:p><text:span text:style-name="T1">{</text:span></text:p>
            <text:p><text:span text:style-name="T1">    "image": File,</text:span></text:p>
            <text:p><text:span text:style-name="T1">    "content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15">
          <table:table-cell table:style-name="ce16" office:value-type="string" calcext:value-type="string">
            <text:p>Afficher tous les post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pos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posts": [</text:span></text:p>
            <text:p><text:span text:style-name="T1">        {</text:span></text:p>
            <text:p><text:span text:style-name="T1">            "postId": Number,</text:span></text:p>
            <text:p><text:span text:style-name="T1">            "postDate": DateTime,</text:span></text:p>
            <text:p><text:span text:style-name="T1">            "postImage": String (ou null),</text:span></text:p>
            <text:p><text:span text:style-name="T1">            "postContent": String (ou null),</text:span></text:p>
            <text:p><text:span text:style-name="T1">            "userId": Number,</text:span></text:p>
            <text:p><text:span text:style-name="T1">            "userName": String,</text:span></text:p>
            <text:p><text:span text:style-name="T1">            "userPicture": String,</text:span></text:p>
            <text:p><text:span text:style-name="T7">            "comments": [</text:span></text:p>
            <text:p><text:span text:style-name="T8">                {</text:span></text:p>
            <text:p><text:span text:style-name="T4">                    "commentId": Number,</text:span></text:p>
            <text:p><text:span text:style-name="T9">                    "commentDate": DateTime,</text:span></text:p>
            <text:p><text:span text:style-name="T10">                    "commentContent": String,</text:span></text:p>
            <text:p><text:span text:style-name="T1">                    "userId": Number,</text:span></text:p>
            <text:p><text:span text:style-name="T7">                    "userName": String,</text:span></text:p>
            <text:p><text:span text:style-name="T8">                    "userPicture": String</text:span></text:p>
            <text:p><text:span text:style-name="T4">                },</text:span></text:p>
            <text:p><text:span text:style-name="T9">                {</text:span></text:p>
            <text:p><text:span text:style-name="T10">                    ...</text:span></text:p>
            <text:p><text:span text:style-name="T10">                }</text:span></text:p>
            <text:p><text:span text:style-name="T1">            ],</text:span></text:p>
            <text:p><text:span text:style-name="T7">           "likes": {</text:span></text:p>
            <text:p><text:span text:style-name="T8">                "LikesNumber": Number,</text:span></text:p>
            <text:p><text:span text:style-name="T4">                "DislikesNumber": Number,</text:span></text:p>
            <text:p><text:span text:style-name="T9">                "currentUserReaction": Number</text:span></text:p>
            <text:p><text:span text:style-name="T10">            }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6">
          <table:table-cell table:style-name="ce26" office:value-type="string" calcext:value-type="string">
            <text:p>Récupérer 1 post spécifique avec likes et commentaire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pos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post": [</text:span></text:p>
            <text:p><text:span text:style-name="T1">        {</text:span></text:p>
            <text:p><text:span text:style-name="T1">            "postId": Number,</text:span></text:p>
            <text:p><text:span text:style-name="T1">            "postDate": DateTime,</text:span></text:p>
            <text:p><text:span text:style-name="T1">            "postImage": String (ou null),</text:span></text:p>
            <text:p><text:span text:style-name="T1">            "postContent": String (ou null),</text:span></text:p>
            <text:p><text:span text:style-name="T1">            "userId": Number,</text:span></text:p>
            <text:p><text:span text:style-name="T1">            "userName": String,</text:span></text:p>
            <text:p><text:span text:style-name="T1">            "userPicture": String,</text:span></text:p>
            <text:p><text:span text:style-name="T7">            "comments": [</text:span></text:p>
            <text:p><text:span text:style-name="T8">                {</text:span></text:p>
            <text:p><text:span text:style-name="T4">                    "commentId": Number,</text:span></text:p>
            <text:p><text:span text:style-name="T9">                    "commentDate": DateTime,</text:span></text:p>
            <text:p><text:span text:style-name="T10">                    "commentContent": String,</text:span></text:p>
            <text:p><text:span text:style-name="T1">                    "userId": Number,</text:span></text:p>
            <text:p><text:span text:style-name="T7">                    "userName": String,</text:span></text:p>
            <text:p><text:span text:style-name="T8">                    "userPicture": String</text:span></text:p>
            <text:p><text:span text:style-name="T4">                },</text:span></text:p>
            <text:p><text:span text:style-name="T9">                {</text:span></text:p>
            <text:p><text:span text:style-name="T10">                    ...</text:span></text:p>
            <text:p><text:span text:style-name="T10">                }</text:span></text:p>
            <text:p><text:span text:style-name="T1">            ],</text:span></text:p>
            <text:p><text:span text:style-name="T7">           "likes": {</text:span></text:p>
            <text:p><text:span text:style-name="T8">                "LikesNumber": Number,</text:span></text:p>
            <text:p><text:span text:style-name="T4">                "DislikesNumber": Number,</text:span></text:p>
            <text:p><text:span text:style-name="T9">                "currentUserReaction": Number</text:span></text:p>
            <text:p><text:span text:style-name="T10">            }</text:span></text:p>
            <text:p><text:span text:style-name="T1">        },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7">
          <table:table-cell table:style-name="ce16" office:value-type="string" calcext:value-type="string">
            <text:p>Récupérer quelques posts</text:p>
            <text:p> - nombre de posts récupérés : limit</text:p>
            <text:p> - posts récupérés à partir du numéro : offset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post/:limit/:offse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posts": [</text:span></text:p>
            <text:p><text:span text:style-name="T1">        {</text:span></text:p>
            <text:p><text:span text:style-name="T1">            "postId": Number,</text:span></text:p>
            <text:p><text:span text:style-name="T1">            "postDate": DateTime,</text:span></text:p>
            <text:p><text:span text:style-name="T1">            "postImage": String (ou null),</text:span></text:p>
            <text:p><text:span text:style-name="T1">            "postContent": String (ou null),</text:span></text:p>
            <text:p><text:span text:style-name="T1">            "userId": Number,</text:span></text:p>
            <text:p><text:span text:style-name="T1">            "userName": String,</text:span></text:p>
            <text:p><text:span text:style-name="T1">            "userPicture": String,</text:span></text:p>
            <text:p><text:span text:style-name="T7">            "comments": [</text:span></text:p>
            <text:p><text:span text:style-name="T8">                {</text:span></text:p>
            <text:p><text:span text:style-name="T4">                    "commentId": Number,</text:span></text:p>
            <text:p><text:span text:style-name="T9">                    "commentDate": DateTime,</text:span></text:p>
            <text:p><text:span text:style-name="T10">                    "commentContent": String,</text:span></text:p>
            <text:p><text:span text:style-name="T1">                    "userId": Number,</text:span></text:p>
            <text:p><text:span text:style-name="T7">                    "userName": String,</text:span></text:p>
            <text:p><text:span text:style-name="T8">                    "userPicture": String</text:span></text:p>
            <text:p><text:span text:style-name="T4">                },</text:span></text:p>
            <text:p><text:span text:style-name="T9">                {</text:span></text:p>
            <text:p><text:span text:style-name="T10">                    ...</text:span></text:p>
            <text:p><text:span text:style-name="T10">                }</text:span></text:p>
            <text:p><text:span text:style-name="T1">            ],</text:span></text:p>
            <text:p><text:span text:style-name="T7">           "likes": {</text:span></text:p>
            <text:p><text:span text:style-name="T8">                "LikesNumber": Number,</text:span></text:p>
            <text:p><text:span text:style-name="T4">                "DislikesNumber": Number,</text:span></text:p>
            <text:p><text:span text:style-name="T9">                "currentUserReaction": Number</text:span></text:p>
            <text:p><text:span text:style-name="T10">            }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Supprimer un post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pos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 ou admi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Commentaire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3">
          <table:table-cell table:style-name="ce16" office:value-type="string" calcext:value-type="string">
            <text:p>Ajouter un commentaire à un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commen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{</text:p>
            <text:p>    "postId": Number,</text:p>
            <text:p>    "content": String</text:p>
            <text:p>}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18">
          <table:table-cell table:style-name="ce16" office:value-type="string" calcext:value-type="string">
            <text:p>Afficher tous les commentaires d’un post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commen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postId": Number</text:span></text:p>
            <text:p><text:span text:style-name="T1">}</text:span></text:p>
          </table:table-cell>
          <table:table-cell table:style-name="ce26" office:value-type="string" calcext:value-type="string">
            <text:p>{</text:p>
            <text:p>    "comments": [</text:p>
            <text:p>        {</text:p>
            <text:p>            "commentId": Number,</text:p>
            <text:p>            "commentDate": DateTime,</text:p>
            <text:p>            "commentContent": String,</text:p>
            <text:p>            "userId": Number,</text:p>
            <text:p>            "userName": String,</text:p>
            <text:p>            "userPicture": String</text:p>
            <text:p>        },</text:p>
            <text:p>        {</text:p>
            <text:p>            ...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Supprimer un commentaire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commen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 ou admi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Like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9">
          <table:table-cell table:style-name="ce16" office:value-type="string" calcext:value-type="string">
            <text:p>Like / Dislike un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lik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26" office:value-type="string" calcext:value-type="string">
            <text:p>{</text:p>
            <text:p>    "postId": Number,</text:p>
            <text:p>    "rate": Number (1=like ; -1=dislike ; 0=cancel)</text:p>
            <text:p>}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20">
          <table:table-cell table:style-name="ce26" office:value-type="string" calcext:value-type="string">
            <text:p>Récupérer le nombre de like/dislike d’un post et la notation donnée par l’utilisateur actuel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lik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postId": Number</text:span></text:p>
            <text:p><text:span text:style-name="T1">}</text:span></text:p>
          </table:table-cell>
          <table:table-cell table:style-name="ce26" office:value-type="string" calcext:value-type="string">
            <text:p>{</text:p>
            <text:p>    "likes": {</text:p>
            <text:p>        "LikesNumber": Number,</text:p>
            <text:p>        "DislikesNumber": Number,</text:p>
            <text:p>        "currentUserReaction": Number (-1, 0, 1) or Null</text:p>
            <text:p>    }</text:p>
            <text:p>}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Notification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21">
          <table:table-cell table:style-name="ce26" office:value-type="string" calcext:value-type="string">
            <text:p>Afficher toutes les notifications de l’utilisateur déjà connecté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notif/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{</text:p>
            <text:p>    "notifications": [</text:p>
            <text:p>        {</text:p>
            <text:p>            "id": Number,</text:p>
            <text:p>            "postId": Number,</text:p>
            <text:p>            "initiator": String,</text:p>
            <text:p>            "type": String</text:p>
            <text:p>        },</text:p>
            <text:p>        {</text:p>
            <text:p>           ...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8">
          <table:table-cell table:style-name="ce26" office:value-type="string" calcext:value-type="string">
            <text:p>Supprimer une notification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notif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14">
          <table:table-cell table:style-name="ce26" office:value-type="string" calcext:value-type="string">
            <text:p>Supprimer toutes les notifications de l’utilisateur loggé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notif/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6">{</text:span></text:p>
            <text:p><text:span text:style-name="T6">    "message": String</text:span></text:p>
            <text:p><text:span text:style-name="T6">}</text:span></text:p>
          </table:table-cell>
          <table:table-cell table:number-columns-repeated="1016"/>
        </table:table-row>
        <table:table-row table:style-name="ro2" table:number-rows-repeated="1048541">
          <table:table-cell table:number-columns-repeated="1023"/>
        </table:table-row>
        <table:table-row table:style-name="ro2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 style:data-style-name="N2" text:time-value="11:53:09.234280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09:36.812202290</meta:creation-date>
    <dc:date>2020-10-08T14:51:22.254862671</dc:date>
    <meta:editing-duration>PT18H59M7S</meta:editing-duration>
    <meta:editing-cycles>38</meta:editing-cycles>
    <meta:generator>LibreOffice/6.0.7.3$Linux_X86_64 LibreOffice_project/00m0$Build-3</meta:generator>
    <meta:document-statistic meta:table-count="1" meta:cell-count="195" meta:object-count="0"/>
  </office:meta>
</office:document-meta>
</file>